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right" draw:textarea-vertical-align="middle" draw:auto-grow-height="false" fo:padding-top="0cm" fo:padding-bottom="0cm" fo:padding-left="0cm" fo:padding-right="-1.5cm" fo:wrap-option="wrap"/>
    </style:style>
    <style:style style:name="gr2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fill-image-width="0cm" draw:fill-image-height="0cm" fo:min-height="0.375cm" fo:padding-top="0cm" fo:padding-bottom="0cm" fo:padding-left="0cm" fo:padding-right="0cm"/>
    </style:style>
    <style:style style:name="gr4" style:family="graphic" style:parent-style-name="standard">
      <style:graphic-properties svg:stroke-color="#008000" draw:fill="none" draw:fill-image-width="0cm" draw:fill-image-height="0cm" draw:textarea-horizontal-align="justify" draw:textarea-vertical-align="middle" draw:auto-grow-height="false" fo:padding-top="0cm" fo:padding-bottom="0cm" fo:padding-left="0cm" fo:padding-right="0cm"/>
    </style:style>
    <style:style style:name="gr5" style:family="graphic" style:parent-style-name="standard">
      <style:graphic-properties draw:fill="none" draw:textarea-horizontal-align="justify" draw:textarea-vertical-align="top" draw:auto-grow-height="false" fo:padding-top="-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8" style:family="graphic" style:parent-style-name="standard">
      <style:graphic-properties svg:stroke-color="#ff0000" draw:fill="none" draw:textarea-horizontal-align="right" draw:textarea-vertical-align="middle" draw:auto-grow-height="false" fo:padding-top="0cm" fo:padding-bottom="0cm" fo:padding-left="0cm" fo:padding-right="-1.3cm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 fo:padding-top="0cm" fo:padding-bottom="0cm" fo:padding-left="0cm" fo:padding-right="0cm"/>
    </style:style>
    <style:style style:name="gr10" style:family="graphic" style:parent-style-name="standard">
      <style:graphic-properties draw:fill="none" draw:textarea-horizontal-align="left" draw:textarea-vertical-align="middle" draw:auto-grow-height="false" fo:padding-top="0cm" fo:padding-left="-0.7cm" fo:wrap-option="wrap"/>
    </style:style>
    <style:style style:name="gr11" style:family="graphic" style:parent-style-name="standard">
      <style:graphic-properties svg:stroke-color="#ff0000" draw:fill="none" draw:textarea-horizontal-align="center" draw:textarea-vertical-align="bottom" draw:auto-grow-height="false" fo:padding-top="0cm" fo:padding-bottom="-0.5cm" fo:padding-left="0cm" fo:padding-right="0cm"/>
    </style:style>
    <style:style style:name="gr12" style:family="graphic" style:parent-style-name="standard">
      <style:graphic-properties svg:stroke-color="#ff0000" draw:fill="none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fill="none" draw:fill-image-width="0cm" draw:fill-image-height="0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cm" fo:padding-bottom="0cm" fo:padding-left="0cm" fo:padding-right="0cm"/>
    </style:style>
    <style:style style:name="gr15" style:family="graphic" style:parent-style-name="standard">
      <style:graphic-properties draw:fill="none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image-width="0cm" draw:fill-image-height="0cm" draw:textarea-horizontal-align="center" draw:textarea-vertical-align="middle"/>
    </style:style>
    <style:style style:name="gr17" style:family="graphic" style:parent-style-name="standard">
      <style:graphic-properties draw:stroke="none" draw:fill="none" draw:fill-image-width="0cm" draw:fill-image-height="0cm" draw:auto-grow-width="true" fo:min-height="0.375cm" fo:padding-top="0cm" fo:padding-bottom="0cm" fo:padding-left="0cm" fo:padding-right="0cm"/>
    </style:style>
    <style:style style:name="gr18" style:family="graphic" style:parent-style-name="standard">
      <style:graphic-properties draw:fill="none" draw:fill-image-width="0cm" draw:fill-image-height="0cm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indent="0cm"/>
      <style:text-properties fo:color="#008000"/>
    </style:style>
    <style:style style:name="P4" style:family="paragraph">
      <style:paragraph-properties fo:margin-left="0cm" fo:margin-right="0cm" fo:text-indent="0cm"/>
      <style:text-properties fo:color="#008000" fo:font-size="9pt"/>
    </style:style>
    <style:style style:name="P5" style:family="paragraph">
      <style:paragraph-properties fo:margin-left="0cm" fo:margin-right="0cm" fo:text-align="center" fo:text-indent="0cm"/>
      <style:text-properties fo:color="#008000"/>
    </style:style>
    <style:style style:name="P6" style:family="paragraph">
      <style:paragraph-properties fo:margin-left="0cm" fo:margin-right="0cm" fo:text-align="center" fo:text-indent="0cm"/>
      <style:text-properties fo:color="#008000" fo:font-size="9pt"/>
    </style:style>
    <style:style style:name="P7" style:family="paragraph">
      <style:paragraph-properties fo:text-align="center"/>
      <style:text-properties fo:font-size="9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9pt"/>
    </style:style>
    <style:style style:name="P10" style:family="paragraph">
      <style:text-properties fo:font-size="9pt"/>
    </style:style>
    <style:style style:name="P11" style:family="paragraph">
      <style:paragraph-properties fo:margin-left="0cm" fo:margin-right="0cm" fo:text-indent="0cm"/>
      <style:text-properties fo:color="#ff0000"/>
    </style:style>
    <style:style style:name="P12" style:family="paragraph">
      <style:paragraph-properties fo:margin-left="0cm" fo:margin-right="0cm" fo:text-indent="0cm"/>
      <style:text-properties fo:color="#ff0000" fo:font-size="9pt"/>
    </style:style>
    <style:style style:name="P13" style:family="paragraph">
      <style:paragraph-properties fo:margin-left="0cm" fo:margin-right="0cm" fo:text-align="center" fo:text-indent="0cm"/>
      <style:text-properties fo:color="#ff0000"/>
    </style:style>
    <style:style style:name="P14" style:family="paragraph">
      <style:paragraph-properties fo:margin-left="0cm" fo:margin-right="0cm" fo:text-align="center" fo:text-indent="0cm"/>
      <style:text-properties fo:color="#ff0000" fo:font-size="9pt"/>
    </style:style>
    <style:style style:name="P15" style:family="paragraph">
      <style:paragraph-properties fo:margin-left="0cm" fo:margin-right="0cm" fo:text-align="end" fo:text-indent="0cm"/>
      <style:text-properties fo:font-size="9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  <style:text-properties fo:color="#0000ff"/>
    </style:style>
    <style:style style:name="P18" style:family="paragraph">
      <style:paragraph-properties fo:margin-left="0cm" fo:margin-right="0cm" fo:text-indent="0cm"/>
      <style:text-properties fo:color="#0000ff" fo:font-size="9pt"/>
    </style:style>
    <style:style style:name="T1" style:family="text">
      <style:text-properties fo:font-size="9pt"/>
    </style:style>
    <style:style style:name="T2" style:family="text">
      <style:text-properties fo:color="#008000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draw:id="id2" draw:layer="layout" svg:width="6.4cm" svg:height="3.9cm" svg:x="3.6cm" svg:y="2.1cm">
            <text:p text:style-name="P1"><text:span text:style-name="T1">etat0_li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frame draw:style-name="gr2" draw:text-style-name="P4" draw:layer="layout" svg:width="0.904cm" svg:height="0.374cm" svg:x="6.5cm" svg:y="2.761cm">
              <draw:text-box>
                <text:p text:style-name="P3"><text:span text:style-name="T2">nqmx</text:span></text:p>
              </draw:text-box>
            </draw:frame>
            <draw:frame draw:style-name="gr3" draw:text-style-name="P6" draw:layer="layout" svg:width="1.636cm" svg:height="0.375cm" svg:x="6.264cm" svg:y="2.225cm">
              <draw:text-box>
                <text:p text:style-name="P5"><text:span text:style-name="T2">dimens_m</text:span></text:p>
              </draw:text-box>
            </draw:frame>
            <draw:custom-shape draw:style-name="gr4" draw:text-style-name="P7" draw:layer="layout" svg:width="1.1cm" svg:height="0.5cm" svg:x="6.4cm" svg:y="2.7cm">
              <text:p text:style-name="P8"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draw:layer="layout" svg:width="2.5cm" svg:height="0.9cm" svg:x="3.7cm" svg:y="3.9cm">
            <text:p text:style-name="P1"><text:span text:style-name="T1">etat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6" draw:text-style-name="P9" draw:layer="layout" svg:width="3.3cm" svg:height="0.374cm" svg:x="6.6cm" svg:y="3.7cm">
            <draw:text-box>
              <text:p text:style-name="P8"><text:span text:style-name="T1">regr_lat_time_coefoz</text:span></text:p>
            </draw:text-box>
          </draw:frame>
          <draw:frame draw:style-name="gr6" draw:text-style-name="P10" draw:layer="layout" svg:width="1.717cm" svg:height="0.374cm" svg:x="5.817cm" svg:y="5.4cm">
            <draw:text-box>
              <text:p text:style-name="P8"><text:span text:style-name="T1">regr_pr_o3</text:span></text:p>
            </draw:text-box>
          </draw:frame>
          <draw:frame draw:style-name="gr7" draw:text-style-name="P12" draw:layer="layout" svg:width="1.763cm" svg:height="0.374cm" svg:x="0.8cm" svg:y="0.7cm">
            <draw:text-box>
              <text:p text:style-name="P11"><text:span text:style-name="T1">traceur.def</text:span></text:p>
            </draw:text-box>
          </draw:frame>
          <draw:frame draw:style-name="gr7" draw:text-style-name="P12" draw:layer="layout" svg:width="2.428cm" svg:height="0.374cm" svg:x="5.372cm" svg:y="0.4cm">
            <draw:text-box>
              <text:p text:style-name="P11"><text:span text:style-name="T1">coefoz_v2_3.nc</text:span></text:p>
            </draw:text-box>
          </draw:frame>
          <draw:g draw:id="id4">
            <draw:custom-shape draw:style-name="gr8" draw:text-style-name="P14" draw:layer="layout" svg:width="1.5cm" svg:height="0.5cm" svg:x="7.6cm" svg:y="7cm">
              <text:p text:style-name="P13"><text:span text:style-name="T1">start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7" draw:text-style-name="P12" draw:layer="layout" svg:width="0.455cm" svg:height="0.374cm" svg:x="8.1cm" svg:y="7.034cm">
              <draw:text-box>
                <text:p text:style-name="P11"><text:span text:style-name="T1">O3</text:span></text:p>
              </draw:text-box>
            </draw:frame>
          </draw:g>
          <draw:frame draw:style-name="gr6" draw:text-style-name="P12" draw:layer="layout" svg:width="2.589cm" svg:height="0.374cm" svg:x="3cm" svg:y="6.8cm">
            <draw:text-box>
              <text:p text:style-name="P11"><text:span text:style-name="T1">coefoz_LDMZ.nc</text:span></text:p>
            </draw:text-box>
          </draw:frame>
          <draw:connector draw:style-name="gr9" draw:text-style-name="P7" draw:layer="layout" draw:type="line" svg:x1="1.649cm" svg:y1="1.57cm" svg:x2="3.6cm" svg:y2="4.05cm" draw:start-shape="id1" draw:start-glue-point="6" draw:end-shape="id2">
            <text:p text:style-name="P8"/>
          </draw:connector>
          <draw:connector draw:style-name="gr9" draw:text-style-name="P7" draw:layer="layout" draw:type="line" svg:x1="6.649cm" svg:y1="1.27cm" svg:x2="6.799cm" svg:y2="2.1cm" draw:start-shape="id3" draw:start-glue-point="6" draw:end-shape="id2" draw:end-glue-point="4">
            <text:p text:style-name="P8"/>
          </draw:connector>
          <draw:connector draw:style-name="gr9" draw:text-style-name="P7" draw:layer="layout" draw:type="line" svg:x1="6.799cm" svg:y1="5.998cm" svg:x2="8.35cm" svg:y2="7cm" draw:start-shape="id2" draw:start-glue-point="6" draw:end-shape="id4" draw:end-glue-point="0">
            <text:p text:style-name="P8"/>
          </draw:connector>
          <draw:connector draw:style-name="gr9" draw:text-style-name="P7" draw:layer="layout" draw:type="line" svg:x1="6.799cm" svg:y1="5.998cm" svg:x2="5.949cm" svg:y2="6.8cm" draw:start-shape="id2" draw:start-glue-point="6" draw:end-shape="id5" draw:end-glue-point="4">
            <text:p text:style-name="P8"/>
          </draw:connector>
          <draw:custom-shape draw:style-name="gr10" draw:text-style-name="P15" draw:id="id6" draw:layer="layout" svg:width="4.2cm" svg:height="4cm" svg:x="3.9cm" svg:y="8.4cm">
            <text:p text:style-name="P8"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6" draw:text-style-name="P9" draw:layer="layout" svg:width="3.393cm" svg:height="0.374cm" svg:x="4.107cm" svg:y="10.8cm">
            <draw:text-box>
              <text:p text:style-name="P8"><text:span text:style-name="T1">regr_pr_comb_coefoz</text:span></text:p>
            </draw:text-box>
          </draw:frame>
          <draw:frame draw:style-name="gr6" draw:text-style-name="P10" draw:layer="layout" svg:width="1.441cm" svg:height="0.374cm" svg:x="5.517cm" svg:y="11.4cm">
            <draw:text-box>
              <text:p text:style-name="P8"><text:span text:style-name="T1">o3_chem</text:span></text:p>
            </draw:text-box>
          </draw:frame>
          <draw:connector draw:style-name="gr9" draw:text-style-name="P7" draw:layer="layout" draw:type="line" svg:x1="5.949cm" svg:y1="7.27cm" svg:x2="5.999cm" svg:y2="8.4cm" draw:start-shape="id5" draw:start-glue-point="6" draw:end-shape="id6" draw:end-glue-point="4">
            <text:p text:style-name="P8"/>
          </draw:connector>
          <draw:connector draw:style-name="gr9" draw:text-style-name="P7" draw:layer="layout" draw:type="line" svg:x1="5.999cm" svg:y1="12.398cm" svg:x2="0.95cm" svg:y2="13.431cm" draw:start-shape="id6" draw:start-glue-point="6" draw:end-shape="id7" draw:end-glue-point="0">
            <text:p text:style-name="P8"/>
          </draw:connector>
          <draw:g draw:id="id7">
            <draw:custom-shape draw:style-name="gr11" draw:text-style-name="P14" draw:layer="layout" svg:width="1.5cm" svg:height="0.5cm" svg:x="0.2cm" svg:y="13.431cm">
              <text:p text:style-name="P13"><text:span text:style-name="T1">restart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7" draw:text-style-name="P12" draw:layer="layout" svg:width="0.455cm" svg:height="0.374cm" svg:x="0.7cm" svg:y="13.465cm">
              <draw:text-box>
                <text:p text:style-name="P11"><text:span text:style-name="T1">O3</text:span></text:p>
              </draw:text-box>
            </draw:frame>
          </draw:g>
          <draw:connector draw:style-name="gr9" draw:text-style-name="P7" draw:layer="layout" draw:type="line" svg:x1="5.999cm" svg:y1="12.398cm" svg:x2="3.35cm" svg:y2="13.431cm" draw:start-shape="id6" draw:start-glue-point="6" draw:end-shape="id8" draw:end-glue-point="0">
            <text:p text:style-name="P8"/>
          </draw:connector>
          <draw:g draw:id="id8">
            <draw:custom-shape draw:style-name="gr11" draw:text-style-name="P14" draw:layer="layout" svg:width="1.5cm" svg:height="0.5cm" svg:x="2.6cm" svg:y="13.431cm">
              <text:p text:style-name="P13"><text:span text:style-name="T1">dyn_hist_ave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7" draw:text-style-name="P12" draw:layer="layout" svg:width="1.052cm" svg:height="0.374cm" svg:x="2.8cm" svg:y="13.465cm">
              <draw:text-box>
                <text:p text:style-name="P11"><text:span text:style-name="T1">O3VL1</text:span></text:p>
              </draw:text-box>
            </draw:frame>
          </draw:g>
          <draw:connector draw:style-name="gr9" draw:text-style-name="P7" draw:layer="layout" draw:type="line" svg:x1="5.999cm" svg:y1="12.398cm" svg:x2="5.95cm" svg:y2="13.431cm" draw:start-shape="id6" draw:start-glue-point="6" draw:end-shape="id9" draw:end-glue-point="0">
            <text:p text:style-name="P8"/>
          </draw:connector>
          <draw:g draw:id="id9">
            <draw:custom-shape draw:style-name="gr11" draw:text-style-name="P14" draw:layer="layout" svg:width="1.5cm" svg:height="0.5cm" svg:x="5.2cm" svg:y="13.431cm">
              <text:p text:style-name="P13"><text:span text:style-name="T1">dyn_hist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7" draw:text-style-name="P12" draw:layer="layout" svg:width="1.052cm" svg:height="0.374cm" svg:x="5.5cm" svg:y="13.465cm">
              <draw:text-box>
                <text:p text:style-name="P11"><text:span text:style-name="T1">O3VL1</text:span></text:p>
              </draw:text-box>
            </draw:frame>
          </draw:g>
          <draw:connector draw:style-name="gr9" draw:text-style-name="P7" draw:layer="layout" draw:type="line" svg:x1="5.999cm" svg:y1="12.398cm" svg:x2="8.15cm" svg:y2="13.431cm" draw:start-shape="id6" draw:start-glue-point="6" draw:end-shape="id10" draw:end-glue-point="0">
            <text:p text:style-name="P8"/>
          </draw:connector>
          <draw:g draw:id="id10">
            <draw:custom-shape draw:style-name="gr11" draw:text-style-name="P14" draw:layer="layout" svg:width="1.5cm" svg:height="0.5cm" svg:x="7.4cm" svg:y="13.431cm">
              <text:p text:style-name="P13"><text:span text:style-name="T1">histhf3d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7" draw:text-style-name="P12" draw:layer="layout" svg:width="0.455cm" svg:height="0.374cm" svg:x="7.9cm" svg:y="13.465cm">
              <draw:text-box>
                <text:p text:style-name="P11"><text:span text:style-name="T1">O3</text:span></text:p>
              </draw:text-box>
            </draw:frame>
          </draw:g>
          <draw:connector draw:style-name="gr9" draw:text-style-name="P7" draw:layer="layout" draw:type="line" svg:x1="5.999cm" svg:y1="12.398cm" svg:x2="10.6cm" svg:y2="13.131cm" draw:start-shape="id6" draw:start-glue-point="6" draw:end-shape="id11" draw:end-glue-point="0">
            <text:p text:style-name="P8"/>
          </draw:connector>
          <draw:g draw:id="id11">
            <draw:custom-shape draw:style-name="gr11" draw:text-style-name="P14" draw:layer="layout" svg:width="2cm" svg:height="1cm" svg:x="9.6cm" svg:y="13.131cm">
              <text:p text:style-name="P13"><text:span text:style-name="T1">histrac.nc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7" draw:text-style-name="P12" draw:layer="layout" svg:width="1.556cm" svg:height="0.747cm" svg:x="9.8cm" svg:y="13.165cm">
              <draw:text-box>
                <text:p text:style-name="P11"><text:span text:style-name="T1">O3, flO3,</text:span></text:p>
                <text:p text:style-name="P11"><text:span text:style-name="T1">d_tr_*_O3</text:span></text:p>
              </draw:text-box>
            </draw:frame>
          </draw:g>
          <draw:connector draw:style-name="gr9" draw:text-style-name="P7" draw:layer="layout" draw:type="line" svg:x1="8.35cm" svg:y1="7.5cm" svg:x2="5.999cm" svg:y2="8.4cm" draw:start-shape="id4" draw:start-glue-point="2" draw:end-shape="id6" draw:end-glue-point="4">
            <text:p text:style-name="P8"/>
          </draw:connector>
          <draw:custom-shape draw:style-name="gr12" draw:text-style-name="P16" draw:id="id1" draw:layer="layout" svg:width="0.5cm" svg:height="0.5cm" svg:x="1.4cm" svg:y="1.1cm">
            <text:p text:style-name="P8"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2" draw:text-style-name="P16" draw:id="id3" draw:layer="layout" svg:width="0.5cm" svg:height="0.5cm" svg:x="6.4cm" svg:y="0.8cm">
            <text:p text:style-name="P8"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2" draw:text-style-name="P16" draw:id="id5" draw:layer="layout" svg:width="0.5cm" svg:height="0.5cm" svg:x="5.7cm" svg:y="6.8cm">
            <text:p text:style-name="P8"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13" draw:text-style-name="P16" draw:layer="layout" svg:x1="1.649cm" svg:y1="1.57cm" svg:x2="3.9cm" svg:y2="10.399cm" draw:start-shape="id1" draw:start-glue-point="6" draw:end-shape="id6" draw:end-glue-point="5">
            <text:p text:style-name="P8"/>
          </draw:connector>
          <draw:frame draw:style-name="gr14" draw:text-style-name="P9" draw:layer="layout" svg:width="0.688cm" svg:height="0.374cm" svg:x="3.1cm" svg:y="9.113cm">
            <draw:text-box>
              <text:p text:style-name="P9">gcm</text:p>
            </draw:text-box>
          </draw:frame>
          <draw:custom-shape draw:style-name="gr15" draw:text-style-name="P7" draw:layer="layout" svg:width="0.5cm" svg:height="0.5cm" svg:x="7.5cm" svg:y="4.1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0.5cm" svg:height="0.5cm" svg:x="6.5cm" svg:y="4.9cm">
            <text:p text:style-name="P8"/>
            <draw:enhanced-geometry svg:viewBox="0 0 21600 21600" draw:type="rectangle" draw:enhanced-path="M 0 0 L 21600 0 21600 21600 0 21600 0 0 Z N"/>
          </draw:custom-shape>
          <draw:line draw:style-name="gr16" draw:text-style-name="P7" draw:layer="layout" svg:x1="6.2cm" svg:y1="4.1cm" svg:x2="3.7cm" svg:y2="4.1cm">
            <text:p text:style-name="P8"/>
          </draw:line>
          <draw:frame draw:style-name="gr17" draw:text-style-name="P18" draw:layer="layout" svg:width="1.987cm" svg:height="0.375cm" svg:x="3.916cm" svg:y="4.263cm">
            <draw:text-box>
              <text:p text:style-name="P17"><text:span text:style-name="T1">q3d(:, :, :, 5)</text:span></text:p>
            </draw:text-box>
          </draw:frame>
          <draw:line draw:style-name="gr18" draw:text-style-name="P7" draw:layer="layout" svg:x1="7.5cm" svg:y1="4.3cm" svg:x2="8cm" svg:y2="4.3cm">
            <text:p text:style-name="P8"/>
          </draw:line>
          <draw:line draw:style-name="gr18" draw:text-style-name="P7" draw:layer="layout" svg:x1="6.5cm" svg:y1="5.1cm" svg:x2="7cm" svg:y2="5.1cm">
            <text:p text:style-name="P8"/>
          </draw:line>
          <draw:g>
            <draw:frame draw:style-name="gr2" draw:text-style-name="P4" draw:layer="layout" svg:width="0.904cm" svg:height="0.374cm" svg:x="5.3cm" svg:y="9.061cm">
              <draw:text-box>
                <text:p text:style-name="P3"><text:span text:style-name="T2">nqmx</text:span></text:p>
              </draw:text-box>
            </draw:frame>
            <draw:frame draw:style-name="gr3" draw:text-style-name="P6" draw:layer="layout" svg:width="1.636cm" svg:height="0.375cm" svg:x="5.064cm" svg:y="8.525cm">
              <draw:text-box>
                <text:p text:style-name="P5"><text:span text:style-name="T2">dimens_m</text:span></text:p>
              </draw:text-box>
            </draw:frame>
            <draw:custom-shape draw:style-name="gr4" draw:text-style-name="P7" draw:layer="layout" svg:width="1.1cm" svg:height="0.5cm" svg:x="5.2cm" svg:y="9cm">
              <text:p text:style-name="P8"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7" draw:layer="layout" svg:width="0.5cm" svg:height="0.5cm" svg:x="4.5cm" svg:y="11.3cm">
            <text:p text:style-name="P8"/>
            <draw:enhanced-geometry svg:viewBox="0 0 21600 21600" draw:type="rectangle" draw:enhanced-path="M 0 0 L 21600 0 21600 21600 0 21600 0 0 Z N"/>
          </draw:custom-shape>
          <draw:line draw:style-name="gr18" draw:text-style-name="P7" draw:layer="layout" svg:x1="4.5cm" svg:y1="11.5cm" svg:x2="5cm" svg:y2="11.5cm">
            <text:p text:style-name="P8"/>
          </draw:line>
          <draw:custom-shape draw:style-name="gr15" draw:text-style-name="P7" draw:layer="layout" svg:width="0.5cm" svg:height="0.5cm" svg:x="6.2cm" svg:y="11.8cm">
            <text:p text:style-name="P8"/>
            <draw:enhanced-geometry svg:viewBox="0 0 21600 21600" draw:type="rectangle" draw:enhanced-path="M 0 0 L 21600 0 21600 21600 0 21600 0 0 Z N"/>
          </draw:custom-shape>
          <draw:line draw:style-name="gr18" draw:text-style-name="P7" draw:layer="layout" svg:x1="6.2cm" svg:y1="12cm" svg:x2="6.7cm" svg:y2="12cm">
            <text:p text:style-name="P8"/>
          </draw:line>
          <draw:frame draw:style-name="gr3" draw:text-style-name="P2" draw:layer="layout" svg:width="1.217cm" svg:height="0.375cm" svg:x="4.5cm" svg:y="9.8cm">
            <draw:text-box>
              <text:p text:style-name="P1"><text:span text:style-name="T1">phytrac</text:span></text:p>
            </draw:text-box>
          </draw:frame>
          <draw:g>
            <draw:custom-shape draw:style-name="gr15" draw:text-style-name="P7" draw:layer="layout" svg:width="0.5cm" svg:height="0.5cm" svg:x="4.6cm" svg:y="10.2cm">
              <text:p text:style-name="P8"/>
              <draw:enhanced-geometry svg:viewBox="0 0 21600 21600" draw:type="rectangle" draw:enhanced-path="M 0 0 L 21600 0 21600 21600 0 21600 0 0 Z N"/>
            </draw:custom-shape>
            <draw:line draw:style-name="gr18" draw:text-style-name="P7" draw:layer="layout" svg:x1="4.6cm" svg:y1="10.4cm" svg:x2="5.1cm" svg:y2="10.4cm">
              <text:p text:style-name="P8"/>
            </draw:line>
          </draw:g>
          <draw:g>
            <draw:custom-shape draw:style-name="gr15" draw:text-style-name="P7" draw:layer="layout" svg:width="0.5cm" svg:height="0.5cm" svg:x="6.8cm" svg:y="10.2cm">
              <text:p text:style-name="P8"/>
              <draw:enhanced-geometry svg:viewBox="0 0 21600 21600" draw:type="rectangle" draw:enhanced-path="M 0 0 L 21600 0 21600 21600 0 21600 0 0 Z N"/>
            </draw:custom-shape>
            <draw:line draw:style-name="gr18" draw:text-style-name="P7" draw:layer="layout" svg:x1="6.8cm" svg:y1="10.4cm" svg:x2="7.3cm" svg:y2="10.4cm">
              <text:p text:style-name="P8"/>
            </draw:line>
          </draw:g>
          <draw:frame draw:style-name="gr14" draw:text-style-name="P10" draw:layer="layout" svg:width="1.052cm" svg:height="0.374cm" svg:x="6.5cm" svg:y="9.8cm">
            <draw:text-box>
              <text:p text:style-name="P9">physiq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3-04T11:12:10</meta:creation-date>
    <dc:date>2008-08-06T17:45:47</dc:date>
    <dc:language>fr-FR</dc:language>
    <meta:editing-cycles>34</meta:editing-cycles>
    <meta:editing-duration>PT2H41M22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